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2.04" calcext:value-type="float">
            <text:p>22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table:number-columns-repeated="1008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Թինա</text:p>
          </table:table-cell>
          <table:table-cell table:number-columns-repeated="10"/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19912" calcext:value-type="float">
            <text:p>19912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2:56:47.816240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7T23:04:43.311537405</dc:date>
    <meta:editing-duration>P14DT11H45M11S</meta:editing-duration>
    <meta:editing-cycles>3890</meta:editing-cycles>
    <meta:generator>LibreOffice/4.2.8.2$Linux_X86_64 LibreOffice_project/420m0$Build-2</meta:generator>
    <meta:document-statistic meta:table-count="26" meta:cell-count="12645" meta:object-count="0"/>
  </office:meta>
</office:document-meta>
</file>